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377c" officeooo:paragraph-rsid="000637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ies</text:p>
      <text:p text:style-name="P1"/>
      <text:p text:style-name="P1">I sat down with my brother yesterday about an idea I have for a (very) small game. He has never used Python or OpenCV, but he is a math wiz and all-around fun coding partner. He was immediately on board and together we tackled the first part I had in mind! </text:p>
      <text:p text:style-name="P1"/>
      <text:p text:style-name="P1">This first part requires that small particles be randomly generated and proceed to fly within a webcam video stream. Ok, simple, we create a class called Fly that has a location and velocity. We had a small discussion about how to randomly generate the values so that a Fly enters from the border of the frame. I was going to use a gigantuan amount of randomly generated numbers just for the location, but Owen came up with a much better, clever method:</text:p>
      <text:p text:style-name="P1"/>
      <text:p text:style-name="P1">Randomly generate a number between 0 and the length of the frame perimeter:</text:p>
      <text:p text:style-name="P1">r = random.randint(0, 2*width + 2*height)</text:p>
      <text:p text:style-name="P1"/>
      <text:p text:style-name="P1">Where 'v' is a constant, set the coordinates and generate random velocities according to r such that the Fly must enter the frame:</text:p>
      <text:p text:style-name="P1"><text:tab/><text:tab/>if r &lt; width:</text:p>
      <text:p text:style-name="P1"><text:tab/><text:tab/><text:tab/>self.set_loc(r, 0)</text:p>
      <text:p text:style-name="P1"><text:tab/><text:tab/><text:tab/>self.set_vel(random.randint(-v, v), random.randint(1, v))</text:p>
      <text:p text:style-name="P1"><text:tab/><text:tab/>elif r &lt; (width+height):</text:p>
      <text:p text:style-name="P1"><text:tab/><text:tab/><text:tab/>self.set_loc(width, r-width)</text:p>
      <text:p text:style-name="P1"><text:tab/><text:tab/><text:tab/>self.set_vel(random.randint(-v, -1), random.randint(-v, v))</text:p>
      <text:p text:style-name="P1"><text:tab/><text:tab/>elif r &lt; (2*width+height):</text:p>
      <text:p text:style-name="P1"><text:tab/><text:tab/><text:tab/>self.set_loc(r-width-height, height)</text:p>
      <text:p text:style-name="P1"><text:tab/><text:tab/><text:tab/>self.set_vel(random.randint(-v, v), random.randint(-v, -1)) </text:p>
      <text:p text:style-name="P1"><text:tab/><text:tab/>else:</text:p>
      <text:p text:style-name="P1"><text:tab/><text:tab/><text:tab/>self.set_loc(0, r-height-2*width)</text:p>
      <text:p text:style-name="P1"><text:tab/><text:tab/><text:tab/>self.set_vel(random.randint(1, v),random.randint(-v, v)) </text:p>
      <text:p text:style-name="P1"/>
      <text:p text:style-name="P1">The 'set_loc' method is fairly straightforward as it only assigns coordinates. However, Owen pointed out that we want to normalize the velocity vectors so that the fly velocity is constant regardless of direction. You'd think he was the one who went to University, not m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meta:initial-creator>
    <meta:creation-date>2014-05-04T09:15:35.792501729</meta:creation-date>
    <dc:date>2014-05-04T09:27:50.977716884</dc:date>
    <dc:creator>sara </dc:creator>
    <meta:editing-duration>P0D</meta:editing-duration>
    <meta:editing-cycles>1</meta:editing-cycles>
    <meta:document-statistic meta:table-count="0" meta:image-count="0" meta:object-count="0" meta:page-count="1" meta:paragraph-count="19" meta:word-count="257" meta:character-count="1684" meta:non-whitespace-character-count="1410"/>
    <meta:generator>LibreOffice/4.1.2.3$Linux_X86_64 LibreOffice_project/410m0$Build-3</meta:generator>
  </office:meta>
</office:document-meta>
</file>